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draw:marker-start-width="0.5cm" draw:marker-end-width="0.5cm" draw:fill="none" draw:fill-color="#c0c0c0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dash" draw:stroke-dash="Fine_20_Dashed" draw:fill="solid" draw:fill-color="#c0c0c0" draw:textarea-horizontal-align="center" draw:textarea-vertical-align="middle"/>
    </style:style>
    <style:style style:name="gr5" style:family="graphic" style:parent-style-name="measure">
      <style:graphic-properties draw:textarea-horizontal-align="center" draw:textarea-vertical-align="middle" draw:placing="below"/>
    </style:style>
    <style:style style:name="gr6" style:family="graphic" style:parent-style-name="measure">
      <style:graphic-properties draw:stroke="dash" draw:stroke-dash="Ultrafine_20_Dashed" draw:textarea-horizontal-align="center" draw:textarea-vertical-align="middle" draw:line-distance="1.3cm" draw:placing="below"/>
    </style:style>
    <style:style style:name="gr7" style:family="graphic" style:parent-style-name="objectwithoutfill">
      <style:graphic-properties draw:stroke="dash" draw:stroke-dash="Ultrafine_20_Dashed" draw:marker-start="Arrowheads_20_2" draw:marker-end="Arrowheads_20_3" draw:fill="none" draw:fill-color="#c0c0c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75cm"/>
    </style:style>
    <style:style style:name="gr9" style:family="graphic" style:parent-style-name="standard">
      <style:graphic-properties draw:stroke="none" draw:stroke-dash="Ultrafine_20_Dashed" draw:marker-start="Arrowheads_20_4" draw:marker-end="Arrowheads_20_4" draw:fill="solid" draw:fill-color="#808080" draw:textarea-vertical-align="middle" draw:auto-grow-height="false" fo:min-height="0.749cm" fo:min-width="0.499cm"/>
    </style:style>
    <style:style style:name="gr10" style:family="graphic" style:parent-style-name="standard">
      <style:graphic-properties draw:stroke="solid" draw:stroke-dash="Ultrafine_20_Dashed" svg:stroke-width="0.1cm" draw:marker-start="Arrowheads_20_4" draw:marker-start-width="0.35cm" draw:marker-end="Arrowheads_20_4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measure">
      <style:graphic-properties draw:stroke="dash" draw:stroke-dash="Dashed_20__28_var_29_" draw:textarea-horizontal-align="center" draw:textarea-vertical-align="middle" draw:line-distance="0.9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Purisa" style:font-pitch="variable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6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6cm" svg:x="7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16cm" svg:x="12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16cm" svg:x="17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16cm" svg:x="22cm" svg:y="2.5cm">
          <text:p/>
          <draw:enhanced-geometry svg:viewBox="0 0 21600 21600" draw:type="rectangle" draw:enhanced-path="M 0 0 L 21600 0 21600 21600 0 21600 0 0 Z N"/>
        </draw:custom-shape>
        <draw:polyline draw:style-name="gr3" draw:text-style-name="P1" draw:layer="layout" svg:width="3.999cm" svg:height="10.999cm" svg:x="8.5cm" svg:y="3.5cm" svg:viewBox="0 0 4000 11000" draw:points="0,11000 2000,5500 4000,0">
          <text:p/>
        </draw:polyline>
        <draw:polyline draw:style-name="gr3" draw:text-style-name="P1" draw:layer="layout" svg:width="5.999cm" svg:height="2.999cm" svg:x="15.5cm" svg:y="12.5cm" svg:viewBox="0 0 6000 3000" draw:points="0,0 3000,1500 6000,3000">
          <text:p/>
        </draw:polyline>
        <draw:line draw:style-name="gr4" draw:text-style-name="P1" draw:layer="layout" svg:x1="12cm" svg:y1="2.5cm" svg:x2="12cm" svg:y2="18.5cm">
          <text:p/>
        </draw:line>
        <draw:line draw:style-name="gr4" draw:text-style-name="P1" draw:layer="layout" svg:x1="7cm" svg:y1="2.5cm" svg:x2="7cm" svg:y2="18.5cm">
          <text:p/>
        </draw:line>
        <draw:line draw:style-name="gr4" draw:text-style-name="P1" draw:layer="layout" svg:x1="17cm" svg:y1="2.5cm" svg:x2="17cm" svg:y2="18.5cm">
          <text:p/>
        </draw:line>
        <draw:line draw:style-name="gr4" draw:text-style-name="P1" draw:layer="layout" svg:x1="22cm" svg:y1="2.5cm" svg:x2="22cm" svg:y2="18.5cm">
          <text:p/>
        </draw:line>
        <draw:line draw:style-name="gr4" draw:text-style-name="P1" draw:layer="layout" svg:x1="10.5cm" svg:y1="2.5cm" svg:x2="10.5cm" svg:y2="18.5cm">
          <text:p/>
        </draw:line>
        <draw:line draw:style-name="gr4" draw:text-style-name="P1" draw:layer="layout" svg:x1="18.5cm" svg:y1="2.5cm" svg:x2="18.5cm" svg:y2="18.5cm">
          <text:p/>
        </draw:line>
        <draw:measure draw:style-name="gr5" draw:text-style-name="P2" draw:layer="measurelines" svg:x1="17cm" svg:y1="4cm" svg:x2="22cm" svg:y2="4cm">
          <text:p text:style-name="P2"><text:span text:style-name="T1">T</text:span></text:p>
        </draw:measure>
        <draw:measure draw:style-name="gr6" draw:text-style-name="P3" draw:layer="measurelines" svg:x1="10.5cm" svg:y1="9.5cm" svg:x2="12cm" svg:y2="9.5cm">
          <text:p text:style-name="P3"><text:measure text:kind="gap"/><text:span text:style-name="T2">X</text:span></text:p>
        </draw:measure>
        <draw:measure draw:style-name="gr6" draw:text-style-name="P3" draw:layer="layout" svg:x1="17cm" svg:y1="14.5cm" svg:x2="18.5cm" svg:y2="14.5cm">
          <text:p text:style-name="P3"><text:measure text:kind="gap"/><text:span text:style-name="T2">X</text:span></text:p>
        </draw:measure>
        <draw:path draw:style-name="gr7" draw:text-style-name="P1" draw:layer="layout" svg:width="1.999cm" svg:height="0.499cm" svg:x="8.5cm" svg:y="14.5cm" svg:viewBox="0 0 2000 500" svg:d="m2000 500c-1500 0-2000-500-2000-500">
          <text:p/>
        </draw:path>
        <draw:path draw:style-name="gr7" draw:text-style-name="P1" draw:layer="layout" svg:width="2.999cm" svg:height="1.999cm" svg:x="15.5cm" svg:y="10.5cm" svg:viewBox="0 0 3000 2000" svg:d="m3000 0c-2500 0-3000 2000-3000 2000">
          <text:p/>
        </draw:path>
        <draw:frame draw:style-name="gr8" draw:text-style-name="P5" draw:layer="layout" svg:width="1.5cm" svg:height="2cm" svg:x="9cm" svg:y="13.5cm">
          <draw:text-box>
            <text:p text:style-name="P4"><text:span text:style-name="T3">θ</text:span></text:p>
          </draw:text-box>
        </draw:frame>
        <draw:frame draw:style-name="gr8" draw:text-style-name="P5" draw:layer="layout" svg:width="1.5cm" svg:height="2cm" svg:x="16cm" svg:y="9.5cm">
          <draw:text-box>
            <text:p text:style-name="P4"><text:span text:style-name="T3">θ</text:span></text:p>
          </draw:text-box>
        </draw:frame>
        <draw:custom-shape draw:style-name="gr9" draw:text-style-name="P1" draw:layer="layout" svg:width="1cm" svg:height="1cm" svg:x="18cm" svg:y="13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3" draw:layer="layout" svg:width="1cm" svg:height="1cm" svg:x="18cm" svg:y="13.5cm">
          <text:p text:style-name="P3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3" draw:layer="layout" svg:width="1cm" svg:height="1cm" svg:x="10cm" svg:y="8.5cm">
          <text:p text:style-name="P3">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measure draw:style-name="gr11" draw:text-style-name="P6" draw:layer="measurelines" svg:x1="8.5cm" svg:y1="14.5cm" svg:x2="12.5cm" svg:y2="3.5cm">
          <text:p text:style-name="P6"><text:span text:style-name="T4">R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836 110" svg:d="m0 0h278 278 280v36 36 38h-278-278-280v-36-36z"/>
    <draw:marker draw:name="Arrowheads_20_3" draw:display-name="Arrowheads 3" svg:viewBox="0 0 1321 3493" svg:d="m1321 3493h-1321l702-3493z"/>
    <draw:marker draw:name="Arrowheads_20_4" draw:display-name="Arrowheads 4" svg:viewBox="0 0 1013 1130" svg:d="m1009 1050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ninus</meta:initial-creator>
    <meta:creation-date>2009-09-14T10:24:08</meta:creation-date>
    <dc:creator>toninus</dc:creator>
    <dc:date>2009-09-14T10:45:14</dc:date>
    <meta:editing-cycles>2</meta:editing-cycles>
    <meta:editing-duration>PT5M5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